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7.4604in" fo:margin-left="-0.0799in" table:align="left" style:writing-mode="lr-tb"/>
    </style:style>
    <style:style style:name="Table1.A" style:family="table-column">
      <style:table-column-properties style:column-width="1.86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 fo:border-right="none" fo:border-top="" fo:border-bottom="0.75pt solid #000000" style:writing-mode="lr-tb"/>
    </style:style>
    <style:style style:name="Table1.D1" style:family="table-cell">
      <style:table-cell-properties style:vertical-align="top" fo:padding-left="0.075in" fo:padding-right="0.075in" fo:padding-top="0in" fo:padding-bottom="0in" fo:border-left="" fo:border-right="" fo:border-top="" fo:border-bottom="0.75pt solid #000000" style:writing-mode="lr-tb"/>
    </style:style>
    <style:style style:name="Table1.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2" style:family="table-cell">
      <style:table-cell-properties style:vertical-align="top" fo:padding-left="0.075in" fo:padding-right="0.075in" fo:padding-top="0in" fo:padding-bottom="0in" fo:border="0.75pt solid #000000" style:writing-mode="lr-tb"/>
    </style:style>
    <style:style style:name="Table1.C10" style:family="table-cell">
      <style:table-cell-properties style:vertical-align="top" fo:padding-left="0.075in" fo:padding-right="0.075in" fo:padding-top="0in" fo:padding-bottom="0in" fo:border-left="0.75pt solid #000000" fo:border-right="none" fo:border-top="0.75pt solid #000000" fo:border-bottom="none" style:writing-mode="lr-tb"/>
    </style:style>
    <style:style style:name="Table1.D10" style:family="table-cell">
      <style:table-cell-properties fo:padding="0in" fo:border="none"/>
    </style:style>
    <style:style style:name="P1" style:family="paragraph" style:parent-style-name="Standard">
      <style:paragraph-properties>
        <style:tab-stops>
          <style:tab-stop style:position="3.6874in" style:type="center"/>
          <style:tab-stop style:position="7.3126in" style:type="right"/>
        </style:tab-stops>
      </style:paragraph-properties>
    </style:style>
    <style:style style:name="P2" style:family="paragraph" style:parent-style-name="Standard">
      <style:paragraph-properties>
        <style:tab-stops>
          <style:tab-stop style:position="7.3126in" style:type="right"/>
        </style:tab-stops>
      </style:paragraph-properties>
      <style:text-properties style:font-size-complex="12pt"/>
    </style:style>
    <style:style style:name="P3" style:family="paragraph" style:parent-style-name="Standard">
      <style:text-properties style:font-weight-complex="bold"/>
    </style:style>
    <style:style style:name="P4" style:family="paragraph" style:parent-style-name="Standard">
      <style:text-properties fo:font-size="14pt" style:font-size-asian="14pt"/>
    </style:style>
    <style:style style:name="P5" style:family="paragraph" style:parent-style-name="Standard">
      <style:text-properties fo:font-weight="bold" style:font-weight-asian="bold"/>
    </style:style>
    <style:style style:name="P6" style:family="paragraph" style:parent-style-name="Standard">
      <style:paragraph-properties style:snap-to-layout-grid="false"/>
    </style:style>
    <style:style style:name="P7" style:family="paragraph" style:parent-style-name="Standard">
      <style:paragraph-properties style:snap-to-layout-grid="false"/>
      <style:text-properties style:font-name="Times New Roman" fo:font-size="10pt" style:font-size-asian="10pt" style:font-name-complex="Times New Roman"/>
    </style:style>
    <style:style style:name="P8" style:family="paragraph" style:parent-style-name="Standard">
      <style:text-properties style:letter-kerning="true" style:font-name-complex="Arial" style:font-size-complex="12pt"/>
    </style:style>
    <style:style style:name="P9" style:family="paragraph" style:parent-style-name="Standard">
      <style:paragraph-properties fo:orphans="0" fo:widows="0" style:text-autospace="none" style:punctuation-wrap="simple">
        <style:tab-stops>
          <style:tab-stop style:position="1.3634in"/>
        </style:tab-stops>
      </style:paragraph-properties>
      <style:text-properties style:letter-kerning="true" style:font-name-complex="Arial" style:font-size-complex="12pt"/>
    </style:style>
    <style:style style:name="P10" style:family="paragraph" style:parent-style-name="Standard">
      <style:paragraph-properties fo:line-height="150%" fo:orphans="0" fo:widows="0" style:text-autospace="none" style:punctuation-wrap="simple">
        <style:tab-stops>
          <style:tab-stop style:position="1.3634in"/>
        </style:tab-stops>
      </style:paragraph-properties>
    </style:style>
    <style:style style:name="P11" style:family="paragraph" style:parent-style-name="Standard">
      <style:paragraph-properties fo:margin-left="0.25in" fo:margin-right="0in" fo:text-indent="-0.25in" style:auto-text-indent="false"/>
    </style:style>
    <style:style style:name="P12" style:family="paragraph" style:parent-style-name="Standard">
      <style:paragraph-properties fo:margin-left="0.25in" fo:margin-right="0in" fo:text-indent="-0.25in" style:auto-text-indent="false">
        <style:tab-stops>
          <style:tab-stop style:position="7.3126in" style:type="right"/>
        </style:tab-stops>
      </style:paragraph-properties>
    </style:style>
    <style:style style:name="P13" style:family="paragraph" style:parent-style-name="Standard">
      <style:paragraph-properties fo:margin-left="0.25in" fo:margin-right="0in" fo:text-indent="-0.25in" style:auto-text-indent="false">
        <style:tab-stops>
          <style:tab-stop style:position="7.3126in" style:type="right"/>
        </style:tab-stops>
      </style:paragraph-properties>
      <style:text-properties style:font-weight-complex="bold"/>
    </style:style>
    <style:style style:name="P14" style:family="paragraph" style:parent-style-name="Standard">
      <style:paragraph-properties fo:margin-left="0.25in" fo:margin-right="0in" fo:text-indent="-0.25in" style:auto-text-indent="false"/>
      <style:text-properties style:font-name-complex="Calibri" style:font-size-complex="12pt"/>
    </style:style>
    <style:style style:name="P15" style:family="paragraph" style:parent-style-name="Standard">
      <style:paragraph-properties fo:margin-left="0.25in" fo:margin-right="0in" fo:text-indent="-0.25in" style:auto-text-indent="false">
        <style:tab-stops>
          <style:tab-stop style:position="7.3126in" style:type="right"/>
        </style:tab-stops>
      </style:paragraph-properties>
      <style:text-properties style:font-name-asian="Arial"/>
    </style:style>
    <style:style style:name="P16" style:family="paragraph" style:parent-style-name="Standard">
      <style:paragraph-properties fo:margin-left="0.25in" fo:margin-right="0in" fo:text-indent="-0.25in" style:auto-text-indent="false">
        <style:tab-stops>
          <style:tab-stop style:position="1.5in"/>
          <style:tab-stop style:position="3in" style:type="center"/>
          <style:tab-stop style:position="4in" style:type="right"/>
          <style:tab-stop style:position="6in" style:type="center"/>
          <style:tab-stop style:position="7in" style:type="right"/>
          <style:tab-stop style:position="7.3126in" style:type="right"/>
        </style:tab-stops>
      </style:paragraph-properties>
    </style:style>
    <style:style style:name="P17" style:family="paragraph" style:parent-style-name="Standard">
      <style:paragraph-properties fo:margin-left="0.25in" fo:margin-right="0in" fo:text-indent="-0.25in" style:auto-text-indent="false">
        <style:tab-stops>
          <style:tab-stop style:position="3.6874in" style:type="center"/>
          <style:tab-stop style:position="7.3126in" style:type="right"/>
        </style:tab-stops>
      </style:paragraph-properties>
      <style:text-properties fo:font-size="14pt" style:font-size-asian="14pt"/>
    </style:style>
    <style:style style:name="P18" style:family="paragraph" style:parent-style-name="Standard">
      <style:paragraph-properties fo:margin-left="0.25in" fo:margin-right="0in" fo:text-indent="-0.25in" style:auto-text-indent="false">
        <style:tab-stops>
          <style:tab-stop style:position="3.6874in" style:type="center"/>
          <style:tab-stop style:position="7.3126in" style:type="right"/>
        </style:tab-stops>
      </style:paragraph-properties>
      <style:text-properties fo:font-weight="bold" style:font-weight-asian="bold"/>
    </style:style>
    <style:style style:name="P19" style:family="paragraph" style:parent-style-name="Standard">
      <style:paragraph-properties fo:margin-left="0.25in" fo:margin-right="0in" fo:text-indent="0in" style:auto-text-indent="false"/>
    </style:style>
    <style:style style:name="P20" style:family="paragraph" style:parent-style-name="Standard" style:master-page-name="Standard">
      <style:paragraph-properties style:page-number="auto">
        <style:tab-stops>
          <style:tab-stop style:position="3.6874in" style:type="center"/>
          <style:tab-stop style:position="7.3126in" style:type="right"/>
        </style:tab-stops>
      </style:paragraph-properties>
    </style:style>
    <style:style style:name="T1" style:family="text">
      <style:text-properties style:font-size-complex="12pt"/>
    </style:style>
    <style:style style:name="T2" style:family="text">
      <style:text-properties style:text-underline-style="solid" style:text-underline-width="auto" style:text-underline-color="font-color"/>
    </style:style>
    <style:style style:name="T3" style:family="text">
      <style:text-properties style:font-weight-complex="bold"/>
    </style:style>
    <style:style style:name="T4" style:family="text">
      <style:text-properties style:font-name-complex="Calibri" style:font-size-complex="12pt"/>
    </style:style>
    <style:style style:name="T5" style:family="text">
      <style:text-properties fo:font-weight="bold" style:font-weight-asian="bold"/>
    </style:style>
    <style:style style:name="T6" style:family="text">
      <style:text-properties fo:font-weight="bold" style:letter-kerning="true" style:font-weight-asian="bold" style:font-name-complex="Arial" style:font-size-complex="12pt"/>
    </style:style>
    <style:style style:name="T7" style:family="text">
      <style:text-properties fo:font-weight="bold" style:letter-kerning="true" style:font-weight-asian="bold" style:font-name-complex="Arial" style:font-size-complex="12pt" style:font-weight-complex="bold"/>
    </style:style>
    <style:style style:name="T8" style:family="text">
      <style:text-properties fo:font-style="italic" fo:font-weight="bold" style:font-style-asian="italic" style:font-weight-asian="bold"/>
    </style:style>
    <style:style style:name="T9" style:family="text">
      <style:text-properties style:letter-kerning="true" style:font-name-complex="Arial"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TH 252<text:tab/>CALCULUS WITH ANALYTIC GEOMETRY 3<text:tab/>FALL 2017</text:p>
      <text:p text:style-name="P1"/>
      <text:p text:style-name="P1">INSTRUCTOR: <text:s/>MICHAEL BROWN<text:tab/>CRN 52641<text:tab/>Room MS118 <text:s/>12:30-2:30 <text:s/>TTh</text:p>
      <text:p text:style-name="P1"/>
      <text:p text:style-name="P1">PHONE: <text:s/>(619) 388-2383<text:tab/>MAILBOX: <text:s/>K108B<text:tab/>E-MAIL: mjbrown@sdccd.edu</text:p>
      <text:p text:style-name="P1"/>
      <text:p text:style-name="P1"><text:span text:style-name="T1">OFFICE HOURS: 10:30-11:45 <text:s/>MW, 11:00-12:15 <text:s/>TTh in MS215O<text:tab/><text:tab/></text:span></text:p>
      <text:p text:style-name="P2"/>
      <text:p text:style-name="P12">TEXT: <text:s/><text:span text:style-name="T2">Calculus</text:span> by Briggs. <text:s/>Students will also have access to MyMathLab. <text:s/>Course ID: 18735</text:p>
      <text:p text:style-name="P12"/>
      <text:p text:style-name="P12">PREREQUISITE: <text:s/>Math 151 with a grade of C or better or equivalent.</text:p>
      <text:p text:style-name="P12"/>
      <text:p text:style-name="P11"><text:span text:style-name="T3">COURSE DESCRIPTION: <text:s/></text:span>The content of this course includes the algebra and geometry of 2 and 3 dimensional Euclidean vectors, limits, continuity, partial differentiation, extremes of vector-valued and multivariable functions, higher order derivatives, the chain rule, Lagrange's theorem, multiple integrals, integrals over paths and surfaces, and integral theorems of vector analysis. This course is intended as a general introduction to the theory and applications of multivariable calculus. It is essential for most upper division courses in mathematics and forms part of the foundation for engineering and physics. It is intended for the transfer student planning to major in mathematics, physics, engineering, computer science, physical chemistry, operational research, or economics. </text:p>
      <text:p text:style-name="P13"/>
      <text:p text:style-name="P11"><text:span text:style-name="T3">COURSE LEARNING OUTCOMES: <text:s/></text:span></text:p>
      <text:p text:style-name="P19"><text:span text:style-name="T3">1</text:span><text:span text:style-name="T4">. <text:s/></text:span>Student will solve a double integral by reversing the order of integration. <text:s/></text:p>
      <text:p text:style-name="P19">2. <text:s/>Student will find the work done by a given force in moving an object along a given curve.</text:p>
      <text:p text:style-name="P14"/>
      <text:p text:style-name="P11">OBJECTIVES: <text:s/>Upon successful completion of the course the student will be able to: <text:s/>Perform vector algebra in 2 and 3-dimensions. <text:s/>Work with 3-dimensional surfaces, lines and planes in rectangular, cylindrical, and spherical coordinates. <text:s/>Apply the calculus of vector-valued functions of one variable. <text:s/>Calculate partial derivatives and their applications of multivariable functions including optimization, Lagrange multipliers, and directional derivatives. <text:s/>Apply the Chain Rule to a composition of multivariable functions. <text:s/>Calculate double and triple integrals over rectangular and non-rectangular regions and their applications, including area, volume, surface area, and centers of mass. <text:s/>Compute line integrals and apply the concept of path independence. <text:s/>Apply Green's, Stokes' and the Divergence theorems, and calculate surface integrals over parameterized piecewise smooth surfaces.</text:p>
      <text:p text:style-name="P3"/>
      <text:p text:style-name="P12">ATTENDANCE: <text:s/>You may be dropped on the second absence. <text:s/>You will be dropped if you've reached 4 absences before October 27. <text:s/><text:span text:style-name="T5">It is the student's responsibility to drop the class if you stop attending. <text:s/></text:span>If you know that you will be absent or very late, leave a message.</text:p>
      <text:p text:style-name="P12"/>
      <text:p text:style-name="P12">BEHAVIOR: <text:s/>Students are expected to respect and obey standards of student conduct while in class and on the campus. <text:s/>Students should be familiar with policy 3100 in the college catalog. <text:s/>If you exhibit deliberate behavior that prohibits or impedes any member of the class from pursuing any class assignment, objective or learning opportunity within the classroom, you will be dismissed from class that day and a report will be filed with the appropriate dean. <text:s/>This includes but is not limited to: <text:s/>cheating, plagiarism, regular tardiness, profanity, alcohol or drugs, <text:span text:style-name="T5">cellular phones, and pagers</text:span>.</text:p>
      <text:p text:style-name="P12"/>
      <text:p text:style-name="P12">BLACKBOARD: <text:s/>All assignments, quizzes, exams, keys and special lecture notes will be put on Blackboard. <text:s/>Be sure to check each day.</text:p>
      <text:p text:style-name="P12"><text:soft-page-break/>HOMEWORK: <text:s/>Homework will be suggested each class. <text:s/>You are expected to attempt as many problems from the text as is necessary to grasp a concept. <text:s/>Homework questions should be asked outside of lecture or in the tutoring lab. <text:s/>You should not expect satisfactory results without attempting problems on a daily basis, usually at least 2-3 hours outside of class for every hour of lecture. Exams are made up of homework type questions. <text:s/></text:p>
      <text:p text:style-name="P12"/>
      <text:p text:style-name="P12">QUIZZES: There will be 26 open book quizzes given at the beginning of class. <text:s/>The quizzes are made up of homework type questions. <text:s/>Missed quizzes receive a zero and cannot be made up but may be taken early.</text:p>
      <text:p text:style-name="P12"/>
      <text:p text:style-name="P12">EXAMS: <text:s/>There will be three 2-hour exams worth about 70% of the grade and a comprehensive final worth 30%. <text:s/>The lowest of the exams may be replaced by the top 20 quizzes <text:span text:style-name="T5">or</text:span> the final may be replaced by all 26 quizzes. <text:s/>A missed exam is replaced by the quiz grade. <text:s/>There are no make-ups for missed exams, but you may take an exam up to 1 week early. <text:s/>A practice test will be given out before each exam.</text:p>
      <text:p text:style-name="P15"><text:s/></text:p>
      <text:p text:style-name="P12">CHEATING: <text:s/>This will be dealt with severely. <text:s/>Cheating on a quiz or an exam will result in receiving a zero (and it can't be dropped). <text:s/>Cheating on the final exam will result in failing the course. <text:s/>In either case a report will be filed with the appropriate deans.</text:p>
      <text:p text:style-name="P12"/>
      <text:p text:style-name="P12">INCOMPLETE: <text:s/>The grade of incomplete will be given only if you have taken all three exams, are passing the course, and are unable to take the final exam. <text:s/>Incompletes must be made up by the end of the fall 2018 or the grade is changed to an F.</text:p>
      <text:p text:style-name="P12"/>
      <text:p text:style-name="P12">ACADEMIC ACCOMMODATION: <text:s/>Any student who may need an academic accommodation should discuss the situation with me during the first week of class.</text:p>
      <text:p text:style-name="P12"/>
      <text:p text:style-name="P12">MATERIALS: <text:s/>A proper scientific calculator is required at every class. <text:s/>It is strongly recommended that you have a graphing calculator. <text:s/>All work should be done in pencil. <text:s/>You should have your own pad of quadrille ruled graph paper. <text:s/>You <text:span text:style-name="T5">may not use</text:span> a graphing calculator during quizzes or exams, but a scientific calculator will be provided at that time if you don't have one. <text:s/></text:p>
      <text:p text:style-name="P12"/>
      <text:p text:style-name="P16">GRADING:<text:tab/>Exams <text:tab/>3 @ 400<text:tab/>1200<text:tab/>1548-1720<text:tab/>A</text:p>
      <text:p text:style-name="P16"><text:tab/><text:tab/>Quiz<text:tab/>20 @ 20<text:tab/>400<text:tab/>1376-1547<text:tab/>B</text:p>
      <text:p text:style-name="P16"><text:tab/><text:tab/>Final Exam<text:tab/><text:tab/> <text:s/><text:span text:style-name="T2">520</text:span><text:tab/>1161-1375<text:tab/>C</text:p>
      <text:p text:style-name="P16"><text:tab/><text:tab/>Total<text:tab/> <text:tab/>1720<text:tab/>946-1160<text:tab/>D</text:p>
      <text:p text:style-name="P16"><text:tab/><text:tab/><text:tab/><text:tab/><text:tab/></text:p>
      <text:p text:style-name="P16">The grade will be determined by whichever method yields the highest point total:<text:line-break/>3 Exams and Final Exam,<text:line-break/>Best 2 Exams, best 20 quizzes and Final Exam<text:line-break/><text:span text:style-name="T5">OR</text:span> 3 Exams and all 26 Quizzes</text:p>
      <text:p text:style-name="P16"/>
      <text:p text:style-name="P16"/>
      <text:p text:style-name="P16">EXPECTATION: <text:s/>You are required to show up to each class with your notebook, textbook, pencil, and calculator. <text:s/>Questions about the lecture and material in the book are always encouraged. <text:s/>You are expected to take notes and when you are absent, you are expected to get copies of the missed notes from a classmate. <text:s/>You are all in this together and are not in competition for a limited number of A's and B's. <text:s/>You should study hard, do the work in a timely fashion, ask lots of questions, and good luck!</text:p>
      <text:p text:style-name="P17"/>
      <text:p text:style-name="P17">MATH 252<text:tab/>SCHEDULE <text:tab/>FALL 2017</text:p>
      <text:p text:style-name="P4"/>
      <text:p text:style-name="Standard"><text:soft-page-break/></text:p>
      <table:table table:name="Table1" table:style-name="Table1">
        <table:table-column table:style-name="Table1.A" table:number-columns-repeated="4"/>
        <table:table-row table:style-name="Table1.1">
          <table:table-cell table:style-name="Table1.A1" office:value-type="string">
            <text:p text:style-name="P5">TUE</text:p>
          </table:table-cell>
          <table:table-cell table:style-name="Table1.A1" office:value-type="string">
            <text:p text:style-name="P5">THU</text:p>
          </table:table-cell>
          <table:table-cell table:style-name="Table1.A1" office:value-type="string">
            <text:p text:style-name="P5">TUE</text:p>
          </table:table-cell>
          <table:table-cell table:style-name="Table1.D1" office:value-type="string">
            <text:p text:style-name="P5">THU</text:p>
          </table:table-cell>
        </table:table-row>
        <table:table-row table:style-name="Table1.1">
          <table:table-cell table:style-name="Table1.A2" office:value-type="string">
            <text:p text:style-name="Standard">8/22</text:p>
            <text:p text:style-name="Standard">Introduction,</text:p>
            <text:p text:style-name="Standard">Vectors in 2D 11.1</text:p>
            <text:p text:style-name="Standard">Vectors in 3D 11.2</text:p>
          </table:table-cell>
          <table:table-cell table:style-name="Table1.A2" office:value-type="string">
            <text:p text:style-name="Standard">8/24</text:p>
            <text:p text:style-name="Standard"/>
            <text:p text:style-name="Standard">Dot product 11.3</text:p>
            <text:p text:style-name="Standard">Cross product 11.4</text:p>
          </table:table-cell>
          <table:table-cell table:style-name="Table1.A2" office:value-type="string">
            <text:p text:style-name="Standard">8/29</text:p>
            <text:p text:style-name="Standard"><text:span text:style-name="T8">quiz</text:span><text:span text:style-name="T5"> 1</text:span></text:p>
            <text:p text:style-name="Standard">Lines in space 11.5</text:p>
            <text:p text:style-name="Standard">Planes 12.1</text:p>
          </table:table-cell>
          <table:table-cell table:style-name="Table1.D2" office:value-type="string">
            <text:p text:style-name="Standard">8/31</text:p>
            <text:p text:style-name="Standard"><text:span text:style-name="T8">quiz</text:span><text:span text:style-name="T5"> 2</text:span></text:p>
            <text:p text:style-name="Standard">Surfaces 12.1</text:p>
            <text:p text:style-name="Standard">Curves in space 11.5</text:p>
          </table:table-cell>
        </table:table-row>
        <table:table-row table:style-name="Table1.1">
          <table:table-cell table:style-name="Table1.A2" office:value-type="string">
            <text:p text:style-name="Standard">9/5</text:p>
            <text:p text:style-name="Standard"><text:span text:style-name="T8">quiz</text:span><text:span text:style-name="T5"> 3</text:span></text:p>
            <text:p text:style-name="Standard">Calculus of vectors 11.6, Motion 11.7</text:p>
          </table:table-cell>
          <table:table-cell table:style-name="Table1.A2" office:value-type="string">
            <text:p text:style-name="Standard">9/7</text:p>
            <text:p text:style-name="Standard"><text:span text:style-name="T8">quiz</text:span><text:span text:style-name="T5"> 4</text:span></text:p>
            <text:p text:style-name="Standard">Arclength 11.8</text:p>
            <text:p text:style-name="Standard">Curvature 11.9</text:p>
          </table:table-cell>
          <table:table-cell table:style-name="Table1.A2" office:value-type="string">
            <text:p text:style-name="Standard">9/12</text:p>
            <text:p text:style-name="Standard"><text:span text:style-name="T8">quiz</text:span><text:span text:style-name="T5"> 5</text:span></text:p>
            <text:p text:style-name="Standard">Tangential and normal components 11.9//</text:p>
          </table:table-cell>
          <table:table-cell table:style-name="Table1.D2" office:value-type="string">
            <text:p text:style-name="Standard">9/14</text:p>
            <text:p text:style-name="Standard"><text:span text:style-name="T8">quiz</text:span><text:span text:style-name="T5"> 6</text:span></text:p>
            <text:p text:style-name="Standard">Graphs, level curves 12.2, Continuity 12.3</text:p>
          </table:table-cell>
        </table:table-row>
        <table:table-row table:style-name="Table1.1">
          <table:table-cell table:style-name="Table1.A2" office:value-type="string">
            <text:p text:style-name="Standard">9/19</text:p>
            <text:p text:style-name="Standard"><text:span text:style-name="T8">quiz</text:span><text:span text:style-name="T5"> 7</text:span></text:p>
            <text:p text:style-name="Standard">Partial derivatives 12.4 review</text:p>
          </table:table-cell>
          <table:table-cell table:style-name="Table1.A2" office:value-type="string">
            <text:p text:style-name="Standard">9/21</text:p>
            <text:p text:style-name="Standard"/>
            <text:p text:style-name="P5">Exam 1</text:p>
          </table:table-cell>
          <table:table-cell table:style-name="Table1.A2" office:value-type="string">
            <text:p text:style-name="Standard">9/26</text:p>
            <text:p text:style-name="Standard"><text:span text:style-name="T8">quiz</text:span><text:span text:style-name="T5"> 8</text:span></text:p>
            <text:p text:style-name="Standard">Partial derivatives 12.4</text:p>
            <text:p text:style-name="Standard">Chain rule 12.5</text:p>
          </table:table-cell>
          <table:table-cell table:style-name="Table1.D2" office:value-type="string">
            <text:p text:style-name="Standard">9/28</text:p>
            <text:p text:style-name="Standard"><text:span text:style-name="T8">quiz</text:span><text:span text:style-name="T5"> 9</text:span></text:p>
            <text:p text:style-name="Standard">Directional derivatives and gradient 12.6</text:p>
          </table:table-cell>
        </table:table-row>
        <table:table-row table:style-name="Table1.1">
          <table:table-cell table:style-name="Table1.A2" office:value-type="string">
            <text:p text:style-name="Standard">10/3</text:p>
            <text:p text:style-name="Standard"><text:span text:style-name="T8">quiz</text:span><text:span text:style-name="T5"> 10</text:span></text:p>
            <text:p text:style-name="Standard">Tangent planes 12.7</text:p>
            <text:p text:style-name="Standard">Linear approx. 12.7</text:p>
          </table:table-cell>
          <table:table-cell table:style-name="Table1.A2" office:value-type="string">
            <text:p text:style-name="Standard">10/5</text:p>
            <text:p text:style-name="Standard"><text:span text:style-name="T8">quiz</text:span><text:span text:style-name="T5"> 11</text:span></text:p>
            <text:p text:style-name="Standard">Extrema of several variables 12.8</text:p>
          </table:table-cell>
          <table:table-cell table:style-name="Table1.A2" office:value-type="string">
            <text:p text:style-name="Standard">10/10</text:p>
            <text:p text:style-name="Standard"><text:span text:style-name="T8">quiz</text:span><text:span text:style-name="T5"> 12</text:span></text:p>
            <text:p text:style-name="Standard">Lagrange multipliers 12.9</text:p>
          </table:table-cell>
          <table:table-cell table:style-name="Table1.D2" office:value-type="string">
            <text:p text:style-name="Standard">10/12</text:p>
            <text:p text:style-name="Standard"><text:span text:style-name="T8">quiz</text:span><text:span text:style-name="T5"> 13</text:span></text:p>
            <text:p text:style-name="Standard">Double integrals 13.1</text:p>
            <text:p text:style-name="Standard">Double integrals 13.2//</text:p>
          </table:table-cell>
        </table:table-row>
        <table:table-row table:style-name="Table1.1">
          <table:table-cell table:style-name="Table1.A2" office:value-type="string">
            <text:p text:style-name="Standard">10/17</text:p>
            <text:p text:style-name="Standard"><text:span text:style-name="T8">quiz</text:span><text:span text:style-name="T5"> 14</text:span></text:p>
            <text:p text:style-name="Standard">Double integrals in polar coordinates 13.4</text:p>
          </table:table-cell>
          <table:table-cell table:style-name="Table1.A2" office:value-type="string">
            <text:p text:style-name="Standard">10/19</text:p>
            <text:p text:style-name="Standard"><text:span text:style-name="T8">quiz</text:span><text:span text:style-name="T5"> 15</text:span></text:p>
            <text:p text:style-name="Standard">Surface area (S), review</text:p>
          </table:table-cell>
          <table:table-cell table:style-name="Table1.A2" office:value-type="string">
            <text:p text:style-name="Standard">10/24</text:p>
            <text:p text:style-name="Standard"/>
            <text:p text:style-name="P5">Exam 2</text:p>
          </table:table-cell>
          <table:table-cell table:style-name="Table1.D2" office:value-type="string">
            <text:p text:style-name="Standard">10/26</text:p>
            <text:p text:style-name="Standard"><text:span text:style-name="T8">quiz</text:span><text:span text:style-name="T5"> 16</text:span></text:p>
            <text:p text:style-name="Standard">Triple integrals 13.4</text:p>
            <text:p text:style-name="Standard">Center of mass 13.6</text:p>
          </table:table-cell>
        </table:table-row>
        <table:table-row table:style-name="Table1.1">
          <table:table-cell table:style-name="Table1.A2" office:value-type="string">
            <text:p text:style-name="Standard">10/31</text:p>
            <text:p text:style-name="Standard"><text:span text:style-name="T8">quiz</text:span><text:span text:style-name="T5"> 17</text:span></text:p>
            <text:p text:style-name="Standard">Cylindrical &amp; spherical coordinates 13.5</text:p>
          </table:table-cell>
          <table:table-cell table:style-name="Table1.A2" office:value-type="string">
            <text:p text:style-name="Standard">11/2</text:p>
            <text:p text:style-name="Standard"><text:span text:style-name="T8">quiz</text:span><text:span text:style-name="T5"> 18</text:span></text:p>
            <text:p text:style-name="Standard">Jacobian 13.7 </text:p>
            <text:p text:style-name="Standard">Vector fields 14.1</text:p>
          </table:table-cell>
          <table:table-cell table:style-name="Table1.A2" office:value-type="string">
            <text:p text:style-name="Standard">11/7</text:p>
            <text:p text:style-name="Standard"><text:span text:style-name="T8">quiz</text:span><text:span text:style-name="T5"> 19</text:span></text:p>
            <text:p text:style-name="Standard">Divergence, curl 14.5</text:p>
            <text:p text:style-name="Standard">Line integrals 14.2</text:p>
          </table:table-cell>
          <table:table-cell table:style-name="Table1.D2" office:value-type="string">
            <text:p text:style-name="Standard">11/9</text:p>
            <text:p text:style-name="Standard"><text:span text:style-name="T8">quiz</text:span><text:span text:style-name="T5"> 20</text:span></text:p>
            <text:p text:style-name="Standard">Line integrals 14.2</text:p>
            <text:p text:style-name="Standard">Conservative 14.3</text:p>
          </table:table-cell>
        </table:table-row>
        <table:table-row table:style-name="Table1.1">
          <table:table-cell table:style-name="Table1.A2" office:value-type="string">
            <text:p text:style-name="Standard">11/14</text:p>
            <text:p text:style-name="Standard"><text:span text:style-name="T8">quiz</text:span><text:span text:style-name="T5"> 21</text:span></text:p>
            <text:p text:style-name="Standard">Green’s Theorem 14.4//</text:p>
          </table:table-cell>
          <table:table-cell table:style-name="Table1.A2" office:value-type="string">
            <text:p text:style-name="Standard">11/16</text:p>
            <text:p text:style-name="Standard"><text:span text:style-name="T8">quiz</text:span><text:span text:style-name="T5"> 22</text:span></text:p>
            <text:p text:style-name="Standard">Surface integrals 14.6</text:p>
          </table:table-cell>
          <table:table-cell table:style-name="Table1.A2" office:value-type="string">
            <text:p text:style-name="Standard">11/21</text:p>
            <text:p text:style-name="Standard"/>
            <text:p text:style-name="Standard">Thanksgiving week</text:p>
            <text:p text:style-name="Standard">No class</text:p>
          </table:table-cell>
          <table:table-cell table:style-name="Table1.D2" office:value-type="string">
            <text:p text:style-name="Standard">11/23</text:p>
            <text:p text:style-name="Standard"/>
            <text:p text:style-name="Standard">Thanksgiving week</text:p>
            <text:p text:style-name="Standard">No class</text:p>
          </table:table-cell>
        </table:table-row>
        <table:table-row table:style-name="Table1.1">
          <table:table-cell table:style-name="Table1.A2" office:value-type="string">
            <text:p text:style-name="Standard">11/28</text:p>
            <text:p text:style-name="Standard"><text:span text:style-name="T8">quiz</text:span><text:span text:style-name="T5"> 23</text:span></text:p>
            <text:p text:style-name="Standard">Stokes’ theorem 14.7 review</text:p>
          </table:table-cell>
          <table:table-cell table:style-name="Table1.A2" office:value-type="string">
            <text:p text:style-name="Standard">11/30</text:p>
            <text:p text:style-name="Standard"/>
            <text:p text:style-name="Standard"><text:span text:style-name="T5">Exam 3</text:span></text:p>
            <text:p text:style-name="P5"/>
          </table:table-cell>
          <table:table-cell table:style-name="Table1.A2" office:value-type="string">
            <text:p text:style-name="Standard">12/5</text:p>
            <text:p text:style-name="Standard"><text:span text:style-name="T8">quiz</text:span><text:span text:style-name="T5"> 24</text:span></text:p>
            <text:p text:style-name="Standard">Divergence theorem 14.8</text:p>
          </table:table-cell>
          <table:table-cell table:style-name="Table1.D2" office:value-type="string">
            <text:p text:style-name="Standard">12/7</text:p>
            <text:p text:style-name="Standard"/>
            <text:p text:style-name="Standard"><text:span text:style-name="T8">quiz</text:span><text:span text:style-name="T5"> 25</text:span></text:p>
            <text:p text:style-name="Standard">Review</text:p>
          </table:table-cell>
        </table:table-row>
        <table:table-row table:style-name="Table1.1">
          <table:table-cell table:style-name="Table1.A2" office:value-type="string">
            <text:p text:style-name="Standard">12/12</text:p>
            <text:p text:style-name="Standard"/>
            <text:p text:style-name="Standard"><text:span text:style-name="T8">quiz</text:span><text:span text:style-name="T5"> 26</text:span></text:p>
            <text:p text:style-name="Standard">Review</text:p>
          </table:table-cell>
          <table:table-cell table:style-name="Table1.A2" office:value-type="string">
            <text:p text:style-name="Standard">12/14</text:p>
            <text:p text:style-name="Standard"/>
            <text:p text:style-name="P5">Final Exam</text:p>
            <text:p text:style-name="Standard">(everything!)</text:p>
          </table:table-cell>
          <table:table-cell table:style-name="Table1.C10" office:value-type="string">
            <text:p text:style-name="P6"/>
          </table:table-cell>
          <table:table-cell table:style-name="Table1.D10" office:value-type="string">
            <text:p text:style-name="P7"/>
          </table:table-cell>
        </table:table-row>
      </table:table>
      <text:p text:style-name="P9"/>
      <text:p text:style-name="P9"/>
      <text:p text:style-name="P10"><text:span text:style-name="T9">Important Dates:<text:tab/>Add, first drop, and refund deadline <text:s/></text:span><text:span text:style-name="T7">9/1</text:span><text:span text:style-name="T9">, Exam 1 <text:s/></text:span><text:span text:style-name="T7">9/21</text:span><text:span text:style-name="T9">, Exam 2 <text:s/></text:span><text:span text:style-name="T7">10/24</text:span><text:span text:style-name="T9">, </text:span></text:p>
      <text:p text:style-name="P10"><text:span text:style-name="T9"><text:tab/>Withdrawal deadline <text:s/></text:span><text:span text:style-name="T7">10/27</text:span><text:span text:style-name="T9">, Exam 3 <text:s/></text:span><text:span text:style-name="T6">11/30</text:span><text:span text:style-name="T9">, <text:s/>Final Exam <text:s/></text:span><text:span text:style-name="T7">12/14</text:span></text:p>
      <text:p text:style-name="P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Times New Roman" fo:font-family="'Times New Roman'" style:font-family-generic="roman" style:font-pitch="variable" fo:font-size="10pt"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WW8Num1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z0"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1z0" style:num-prefix="("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in" fo:margin-bottom="0.6in" fo:margin-left="0.6in" fo:margin-right="0.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llabus</dc:title>
    <dc:subject>statistics</dc:subject>
    <meta:initial-creator>Carolyn M. Brown</meta:initial-creator>
    <meta:creation-date>2017-08-11T11:20:00</meta:creation-date>
    <dc:creator>Michael</dc:creator>
    <dc:date>2017-08-16T12:12:00</dc:date>
    <meta:print-date>2005-08-23T12:23:00</meta:print-date>
    <meta:editing-cycles>3</meta:editing-cycles>
    <meta:editing-duration>PT5M</meta:editing-duration>
    <meta:document-statistic meta:table-count="1" meta:image-count="0" meta:object-count="0" meta:page-count="3" meta:paragraph-count="146" meta:word-count="1271" meta:character-count="7659" meta:non-whitespace-character-count="6430"/>
    <meta:generator>LibreOffice/5.4.0.3$Linux_X86_64 LibreOffice_project/40m0$Build-3</meta:generator>
  </office:meta>
</office:document-meta>
</file>